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3">
      <style:paragraph-properties>
        <style:tab-stops>
          <style:tab-stop style:position="6.5in" style:type="right" style:leader-style="dotted" style:leader-text="."/>
        </style:tab-stops>
      </style:paragraph-properties>
    </style:style>
    <style:style style:name="P27"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8" style:family="paragraph" style:parent-style-name="Contents_20_2">
      <style:paragraph-properties>
        <style:tab-stops>
          <style:tab-stop style:position="6.5in" style:type="right" style:leader-style="dotted" style:leader-text="."/>
        </style:tab-stops>
      </style:paragraph-properties>
    </style:style>
    <style:style style:name="P29" style:family="paragraph" style:parent-style-name="Standard" style:list-style-name="WW8Num17">
      <style:paragraph-properties fo:margin-left="0in" fo:margin-right="0.25in" fo:margin-top="0.1945in" fo:margin-bottom="0in" fo:text-indent="0in" style:auto-text-indent="false"/>
    </style:style>
    <style:style style:name="P30"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1" style:family="paragraph" style:parent-style-name="Standard" style:list-style-name="WW8Num19">
      <style:paragraph-properties fo:margin-left="0in" fo:margin-right="0.25in" fo:margin-top="0.1945in" fo:margin-bottom="0in" fo:text-indent="0in" style:auto-text-indent="false"/>
    </style:style>
    <style:style style:name="P32" style:family="paragraph" style:parent-style-name="Standard" style:list-style-name="WW8Num11">
      <style:paragraph-properties fo:margin-left="0in" fo:margin-right="0.25in" fo:margin-top="0.1945in" fo:margin-bottom="0in" fo:text-indent="0in" style:auto-text-indent="false"/>
    </style:style>
    <style:style style:name="P33" style:family="paragraph" style:parent-style-name="Standard" style:list-style-name="WW8Num17">
      <style:paragraph-properties fo:margin-left="0in" fo:margin-right="0.25in" fo:margin-top="0in" fo:margin-bottom="0in" fo:text-indent="0in" style:auto-text-indent="false"/>
    </style:style>
    <style:style style:name="P34" style:family="paragraph" style:parent-style-name="Standard" style:list-style-name="WW8Num19">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style>
    <style:style style:name="P36"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7" style:family="paragraph" style:parent-style-name="Standard" style:list-style-name="WW8Num27">
      <style:paragraph-properties fo:margin-left="0in" fo:margin-right="0.25in" fo:margin-top="0in" fo:margin-bottom="0in" fo:text-indent="0in" style:auto-text-indent="false"/>
    </style:style>
    <style:style style:name="P38"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9" style:family="paragraph" style:parent-style-name="Standard" style:list-style-name="WW8Num17">
      <style:paragraph-properties fo:margin-left="0in" fo:margin-right="0.25in" fo:margin-top="0in" fo:margin-bottom="0.1945in" fo:text-indent="0in" style:auto-text-indent="false"/>
    </style:style>
    <style:style style:name="P40"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1" style:family="paragraph" style:parent-style-name="Standard" style:list-style-name="WW8Num30">
      <style:paragraph-properties fo:margin-left="0in" fo:margin-right="0.25in" fo:margin-top="0in" fo:margin-bottom="0.1945in" fo:text-indent="0in" style:auto-text-indent="false"/>
    </style:style>
    <style:style style:name="P42" style:family="paragraph" style:parent-style-name="Standard" style:list-style-name="WW8Num19">
      <style:paragraph-properties fo:margin-left="0in" fo:margin-right="0.25in" fo:margin-top="0in" fo:margin-bottom="0.1945in" fo:text-indent="0in" style:auto-text-indent="false"/>
    </style:style>
    <style:style style:name="P43" style:family="paragraph" style:parent-style-name="Standard" style:list-style-name="WW8Num11">
      <style:paragraph-properties fo:margin-left="0in" fo:margin-right="0.25in" fo:margin-top="0in" fo:margin-bottom="0.1945in" fo:text-indent="0in" style:auto-text-indent="false"/>
    </style:style>
    <style:style style:name="P44" style:family="paragraph" style:parent-style-name="Standard" style:list-style-name="WW8Num27">
      <style:paragraph-properties fo:margin-left="0in" fo:margin-right="0.25in" fo:margin-top="0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6" style:family="paragraph" style:parent-style-name="Standard" style:list-style-name="WW8Num13">
      <style:paragraph-properties fo:margin-left="0in" fo:margin-right="0.25in" fo:margin-top="0.1945in" fo:margin-bottom="0.1945in" fo:text-indent="0in" style:auto-text-indent="false"/>
    </style:style>
    <style:style style:name="P47"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8" style:family="paragraph" style:parent-style-name="Standard" style:list-style-name="WW8Num30">
      <style:paragraph-properties fo:margin-left="0in" fo:margin-right="0.25in" fo:margin-top="0.1138in" fo:margin-bottom="0in" fo:text-indent="0in" style:auto-text-indent="false"/>
    </style:style>
    <style:style style:name="P4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0" style:family="paragraph" style:parent-style-name="Text_20_body" style:list-style-name="WW8Num13">
      <style:paragraph-properties fo:margin-left="0in" fo:margin-right="0.25in" fo:margin-top="0.1945in" fo:margin-bottom="0.1945in" fo:text-indent="0in" style:auto-text-indent="false"/>
    </style:style>
    <style:style style:name="P51" style:family="paragraph" style:parent-style-name="Heading_20_2" style:list-style-name="L1"/>
    <style:style style:name="P52" style:family="paragraph" style:parent-style-name="Heading_20_2" style:list-style-name="L1">
      <style:paragraph-properties fo:margin-left="0in" fo:margin-right="0.25in" fo:margin-top="0in" fo:margin-bottom="0.1945in" fo:text-indent="0in" style:auto-text-indent="false"/>
    </style:style>
    <style:style style:name="P53" style:family="paragraph" style:parent-style-name="Heading_20_2" style:list-style-name="L1">
      <style:paragraph-properties fo:margin-left="0in" fo:margin-right="0.25in" fo:margin-top="0.1665in" fo:margin-bottom="0.1945in" fo:text-indent="0in" style:auto-text-indent="false"/>
    </style:style>
    <style:style style:name="P54" style:family="paragraph" style:parent-style-name="Heading_20_3" style:list-style-name="L1">
      <style:paragraph-properties fo:margin-left="0in" fo:margin-right="0.25in" fo:margin-top="0.1665in" fo:margin-bottom="0.1945in" fo:text-indent="0in" style:auto-text-indent="false"/>
    </style:style>
    <style:style style:name="P55" style:family="paragraph" style:parent-style-name="arj-bullet">
      <style:paragraph-properties fo:margin-left="0in" fo:margin-right="0.25in" fo:text-indent="0in" style:auto-text-indent="false"/>
    </style:style>
    <style:style style:name="P56" style:family="paragraph" style:parent-style-name="arj-paragraph" style:list-style-name="L2"/>
    <style:style style:name="P57" style:family="paragraph" style:parent-style-name="arj-paragraph" style:list-style-name="L3"/>
    <style:style style:name="P58" style:family="paragraph" style:parent-style-name="arj-chapternumber" style:list-style-name="L1">
      <style:paragraph-properties fo:margin-left="0in" fo:margin-right="0.25in" fo:text-indent="0in" style:auto-text-indent="false"/>
    </style:style>
    <style:style style:name="P59" style:family="paragraph" style:parent-style-name="arj-chaptertitle">
      <style:paragraph-properties fo:margin-left="0in" fo:margin-right="0in" fo:text-indent="0in" style:auto-text-indent="false"/>
    </style:style>
    <style:style style:name="P60" style:family="paragraph" style:parent-style-name="arj-chaptertitle">
      <style:paragraph-properties fo:margin-left="0in" fo:margin-right="0.25in" fo:text-indent="0in" style:auto-text-indent="false"/>
    </style:style>
    <style:style style:name="P61" style:family="paragraph" style:parent-style-name="arj-title" style:master-page-name="First_20_Page">
      <style:paragraph-properties style:page-number="1"/>
    </style:style>
    <style:style style:name="P62" style:family="paragraph">
      <style:paragraph-properties fo:text-align="center" style:writing-mode="lr-tb"/>
      <style:text-properties fo:font-size="24pt"/>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text-underline-style="solid" style:text-underline-width="auto" style:text-underline-color="font-color" style:font-style-asian="italic"/>
    </style:style>
    <style:style style:name="T9" style:family="text">
      <style:text-properties style:text-underline-style="solid" style:text-underline-width="auto" style:text-underline-color="font-color"/>
    </style:style>
    <style:style style:name="T10" style:family="text">
      <style:text-properties style:font-name="Courier New" fo:font-size="10pt" style:font-size-asian="10pt"/>
    </style:style>
    <style:style style:name="T11" style:family="text">
      <style:text-properties style:font-name="Courier New" fo:font-size="10pt" style:font-size-asian="10pt" style:font-name-complex="Courier New"/>
    </style:style>
    <style:style style:name="T12" style:family="text">
      <style:text-properties style:font-name="Courier New" fo:font-size="10pt" style:font-size-asian="10pt" style:font-name-complex="Courier New" style:font-size-complex="10pt"/>
    </style:style>
    <style:style style:name="T13" style:family="text">
      <style:text-properties style:font-name="Courier New" style:font-name-complex="Courier New"/>
    </style:style>
    <style:style style:name="T14" style:family="text">
      <style:text-properties fo:language="fr" fo:country="FR" style:language-asian="zxx" style:country-asian="none"/>
    </style:style>
    <style:style style:name="T15" style:family="text">
      <style:text-properties style:font-name="Courier"/>
    </style:style>
    <style:style style:name="T16" style:family="text">
      <style:text-properties style:font-size-complex="11pt"/>
    </style:style>
    <style:style style:name="T17" style:family="text">
      <style:text-properties fo:language="en" fo:country="none" style:font-size-complex="11pt"/>
    </style:style>
    <style:style style:name="T18" style:family="text">
      <style:text-properties fo:language="en" fo:country="none" fo:font-style="italic" style:font-style-asian="italic" style:font-size-complex="11pt" style:font-style-complex="italic"/>
    </style:style>
    <style:style style:name="T19" style:family="text">
      <style:text-properties style:font-name="Palatino-Roman" style:font-name-complex="Palatino-Roman" style:font-size-complex="11pt"/>
    </style:style>
    <style:style style:name="T20" style:family="text">
      <style:text-properties style:font-name="Mono-NewRoman" style:font-name-complex="Mono-NewRoman"/>
    </style:style>
    <style:style style:name="T2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69in" draw:visible-area-height="4.065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36in" draw:visible-area-height="3.1437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arj-title"/>
      <text:p text:style-name="arj-title"/>
      <text:p text:style-name="arj-title"/>
      <text:p text:style-name="arj-title"/>
      <text:p text:style-name="arj-title"><text:bookmark-start text:name="prodname"/><text:text-input text:description="prodname">JBoss Transactions 4.5.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12-11T11:19:48">12/11/08</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draw:frame draw:style-name="fr1" draw:name="graphics1" text:anchor-type="as-char" svg:width="3.1402in" svg:height="1.1252in" draw:z-index="1"><draw:image xlink:href="Pictures/10000000000001FB000000DEF53CF644.png" xlink:type="simple" xlink:show="embed" xlink:actuate="onLoad"/></draw:frame></text:p>
      <text:p text:style-name="arj-subtitle"><draw:rect text:anchor-type="as-char" draw:z-index="0" draw:style-name="gr1" draw:text-style-name="P62"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12-11T11:19:48">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7"><text:s text:c="2"/><text:line-break/>About This Guide<text:tab/>4</text:p>
            <text:p text:style-name="P28">What This Guide Contains<text:tab/>4</text:p>
            <text:p text:style-name="P28">Audience<text:tab/>4</text:p>
            <text:p text:style-name="P28">Prerequisites<text:tab/>4</text:p>
            <text:p text:style-name="P28">Organization<text:tab/>4</text:p>
            <text:p text:style-name="P28">Documentation Conventions<text:tab/>4</text:p>
            <text:p text:style-name="P28">Additional Documentation<text:tab/>5</text:p>
            <text:p text:style-name="P28">Contacting Us<text:tab/>5</text:p>
            <text:p text:style-name="P27"><text:s text:c="4"/>Architecture of the Recovery Manager<text:tab/>6</text:p>
            <text:p text:style-name="P28">Crash Recovery Overview<text:tab/>6</text:p>
            <text:p text:style-name="P28">Recovery Manager<text:tab/>7</text:p>
            <text:p text:style-name="P26">Embedding the Recovery Manager<text:tab/>9</text:p>
            <text:p text:style-name="P26">Managing recovery directly<text:tab/>9</text:p>
            <text:p text:style-name="P26">Separate Recovery Manager<text:tab/>9</text:p>
            <text:p text:style-name="P26">In process Recovery Manager<text:tab/>9</text:p>
            <text:p text:style-name="P28">Recovery Modules<text:tab/>10</text:p>
            <text:p text:style-name="P26">JBossTS Recovery Module Classes<text:tab/>10</text:p>
            <text:p text:style-name="P26">A Recovery Module for XA Resources<text:tab/>12</text:p>
            <text:p text:style-name="P26">Assumed complete<text:tab/>15</text:p>
            <text:p text:style-name="P26">Writing a Recovery Module<text:tab/>15</text:p>
            <text:p text:style-name="P26">A basic scenario<text:tab/>15</text:p>
            <text:p text:style-name="P26">Another scenario<text:tab/>19</text:p>
            <text:p text:style-name="P28">TransactionStatusConnectionManager<text:tab/>19</text:p>
            <text:p text:style-name="P28">Expired Scanner Thread<text:tab/>20</text:p>
            <text:p text:style-name="P28">Application Process<text:tab/>21</text:p>
            <text:p text:style-name="P28">TransactionStatusManager<text:tab/>21</text:p>
            <text:p text:style-name="P28">Object Store<text:tab/>22</text:p>
            <text:p text:style-name="P28">Socket free operation<text:tab/>22</text:p>
            <text:p text:style-name="P27"><text:s text:c="2"/>How JBossTS manages the OTS Recovery Protocol<text:tab/>23</text:p>
            <text:p text:style-name="P28">Recovery Protocol in OTS - Overview<text:tab/>23</text:p>
            <text:p text:style-name="P28">RecoveryCoordinator in JBossTS<text:tab/>24</text:p>
            <text:p text:style-name="P26">Understanding POA <text:tab/>24</text:p>
            <text:p text:style-name="P28">The default RecoveryCoordinator in JacOrb<text:tab/>26</text:p>
            <text:p text:style-name="P26">How Does it work<text:tab/>26</text:p>
          </text:index-body>
        </text:table-of-content>
      </text:section>
      <text:p text:style-name="arj-chapter-nonumber"/>
      <text:h text:style-name="P59"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4.0</text:bookmark-ref></text:p>
      <text:p text:style-name="Heading_20_1">Audience</text:p>
      <text:p text:style-name="body_20_text_20_first_20_paragraph">This guide is most relevant to engineers who are responsible for administering <text:bookmark-ref text:reference-format="text" text:ref-name="prodname">JBoss Transactions 4.4.0</text:bookmark-ref> installations.</text:p>
      <text:p text:style-name="Heading_20_1">Prerequisites</text:p>
      <text:p text:style-name="P19">You should have installed <text:bookmark-ref text:reference-format="text" text:ref-name="prodname">JBoss Transactions 4.4.0</text:bookmark-ref></text:p>
      <text:p text:style-name="Heading_20_1">Organization</text:p>
      <text:p text:style-name="body_20_text_20_first_20_paragraph">This guide contains the following chapters:</text:p>
      <text:list xml:id="list562182792"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4.0</text:bookmark-ref> documentation set:</text:p>
      <text:list xml:id="list1851926023" text:continue-list="list562182792" text:style-name="WW8Num25">
        <text:list-item text:start-value="1">
          <text:p text:style-name="bl"><text:span text:style-name="T3"><text:bookmark-ref text:reference-format="text" text:ref-name="prodname">JBoss Transactions 4.4.0</text:bookmark-ref></text:span> <text:span text:style-name="arj-emphasis">Release Notes</text:span>: Provides late-breaking information about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Installation Guide</text:span>: This guide provides instructions for installing <text:bookmark-ref text:reference-format="text" text:ref-name="prodname">JBoss Transactions 4.4.0</text:bookmark-ref>.</text:p>
        </text:list-item>
        <text:list-item>
          <text:p text:style-name="bl"><text:span text:style-name="T3"><text:bookmark-ref text:reference-format="text" text:ref-name="prodname">JBoss Transactions 4.4.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4.0</text:bookmark-ref><text:span text:style-name="T3"> </text:span>should be directed to our support team.</text:p>
      <text:section text:style-name="Sect4" text:name="Section2">
        <text:list xml:id="list1571540910" text:style-name="L1">
          <text:list-item>
            <text:p text:style-name="P58"/>
          </text:list-item>
        </text:list>
        <text:h text:style-name="P60"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4" draw:name="Object1" text:anchor-type="as-char" svg:width="6.1929in" svg:height="4.6756in" draw:z-index="2"><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019126520" text:style-name="WW8Num17">
          <text:list-item>
            <text:p text:style-name="P29">Periodically scanning the Object Store for transactions that may have failed. Failed transactions are indicated by the presence of log data after a period of time that the transaction would have normally been expected to finish.</text:p>
          </text:list-item>
          <text:list-item>
            <text:p text:style-name="P33">Checking with the application process which originated the transaction whether the transaction is still in progress or not</text:p>
          </text:list-item>
          <text:list-item>
            <text:p text:style-name="P39">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property </text:p>
        <text:p text:style-name="P16"><text:s/>name="com.arjuna.ats.arjuna.recovery.recoveryActivator_&lt;number&gt;" </text:p>
        <text:p text:style-name="P16"><text:s/>value="RecoveryClass" /&gt;</text:p>
        <text:p text:style-name="P13">For instance the RecoveryActivator provided in the distribution of JTS/OTS, which shall not be commented, is as follow:</text:p>
        <text:p text:style-name="P16">&lt;property </text:p>
        <text:p text:style-name="P16"><text:s/>name="com.arjuna.ats.arjuna.recovery.recoveryActivator_1" </text:p>
        <text:p text:style-name="P16"><text:s/>value="com.arjuna.ats.internal.jts.orbspecific.recovery.</text:p>
        <text:p text:style-name="P16">RecoveryEnablement/&gt;</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tab/>com.arjuna.ats.arjuna.recovery.recoveryExtension&lt;number&gt;=&lt;RecoveryClass&gt;</text:p>
        <text:p text:style-name="P13">The backoff period and recovery period are set using the following properties:</text:p>
        <text:p text:style-name="P16"><text:tab/>com.arjuna.ats.arjuna.recovery.recoveryBackoffPeriod<text:tab/>(default 10 secs)</text:p>
        <text:p text:style-name="P16"><text:tab/>com.arjuna.ats.arjuna.recovery.periodicRecovery<text:tab/>(default 120 secs)</text:p>
        <text:p text:style-name="P13">The following java classes are used to implement the Recovery Manager:</text:p>
        <text:list xml:id="list145432522" text:style-name="WW8Num13">
          <text:list-item>
            <text:p text:style-name="P49">package com.arjuna.ats.arjuna.recovery :</text:p>
            <text:p text:style-name="P50"><text:span text:style-name="T8">RecoveryManager</text:span><text:span text:style-name="T9"> – The d</text:span>aemon process that starts up by instantiating an instance of the RecoveryManagerImple class.</text:p>
            <text:p text:style-name="P50"><text:span text:style-name="T8">RecoveryEnvironment</text:span> - Properties used by the recovery manager.</text:p>
            <text:p text:style-name="P50"><text:span text:style-name="T8">RecoveryConfiguration</text:span> - Specifies the name of the Recovery Manager property file. <text:line-break/>(ie RecoveryManager-properties.xml)</text:p>
          </text:list-item>
          <text:list-item text:start-value="1">
            <text:p text:style-name="P45">package com.arjuna.ats.internal.ts.arjuna.recovery :</text:p>
            <text:p text:style-name="P46"><text:span text:style-name="T8">RecoveryManagerImple</text:span><text:span text:style-name="T9"> - </text:span>Creates and starts instances of the RecActivatorLoader, the PeriodicRecovery thread and the ExpiryEntryMonitor thread.</text:p>
            <text:p text:style-name="P46"><text:span text:style-name="T8">RecActivatorLoader</text:span><text:span text:style-name="T9"> - </text:span>Dynamically loads in the RecoveryActivator specified in the Recovery Manager property file. Each RecoveryActicator is specified as a recovery extension in the properties file </text:p>
            <text:p text:style-name="P46"><text:span text:style-name="T8">PeriodicRecovery</text:span><text:span text:style-name="T9"> - </text:span>Thread which loads each recovery module, then calls the first pass method for each module, applies the backoff period timeout, calls the second pass method for each module and applies the recovery period timeout. </text:p>
            <text:p text:style-name="P46"><text:span text:style-name="T8">RecoveryClassLoader</text:span><text:span text:style-name="T9">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404091463"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1834380961" text:continue-list="list1571540910" text:style-name="L1">
          <text:list-item>
            <text:list>
              <text:list-item>
                <text:p text:style-name="P5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2">manager</text:span> method on <text:span text:style-name="T12">com.arjuna.ats.arjuna.recovery.RecoveryManager</text:span>. A RecoveryManager can be created in one of two modes, selected via the parameter to the <text:span text:style-name="T12">manager</text:span> method:</text:p>
        <text:list xml:id="list528581679" text:style-name="L2">
          <text:list-item>
            <text:p text:style-name="P56">INDIRECT_MANAGEMENT: the manager runs periodically but can also be instructed to run when desired via the <text:span text:style-name="T12">scan</text:span> operation or through the RecoveryDriver class to be described below.</text:p>
          </text:list-item>
          <text:list-item>
            <text:p text:style-name="P56">DIRECT_MANAGEMENT: the manager does not run periodically and must be driven directly via the <text:span text:style-name="T12">scan</text:span> operation or RecoveryDriver.</text:p>
          </text:list-item>
        </text:list>
        <text:list xml:id="list138910476" text:continue-list="list1834380961" text:style-name="L1">
          <text:list-item>
            <text:list>
              <text:list-item>
                <text:p text:style-name="P5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1521575439" text:continue-numbering="true" text:style-name="L1">
          <text:list-item>
            <text:list>
              <text:list-item>
                <text:p text:style-name="P5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857717320" text:style-name="L3">
          <text:list-item>
            <text:p text:style-name="P57">ASYNC_SCAN: here a message is sent to the RecoveryManager to instruct it to perform recovery, but the response returns before recovery has completed.</text:p>
          </text:list-item>
          <text:list-item>
            <text:p text:style-name="P57">SYNC: here a message is sent to the RecoveryManager to instruct it to perform recovery, and the response occurs only when recovery has completed.</text:p>
          </text:list-item>
        </text:list>
        <text:list xml:id="list35730375" text:continue-list="list1521575439" text:style-name="L1">
          <text:list-item>
            <text:list>
              <text:list-item>
                <text:p text:style-name="P51">In process Recovery Manager</text:p>
              </text:list-item>
            </text:list>
          </text:list-item>
        </text:list>
        <text:p text:style-name="arj-paragraph">You can invoke the <text:span text:style-name="T12">scan</text:span> operation on the RecoveryManager. This operation returns only when recovery has completed. However, if you wish to have an asynchronous interaction pattern, then the <text:span text:style-name="T12">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2">scan</text:span> operation and its <text:span text:style-name="T12">completed</text:span> method will be called when recovery finishes. The <text:span text:style-name="T12">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295551285" text:continue-numbering="true" text:style-name="L1">
          <text:list-item>
            <text:list>
              <text:list-item>
                <text:p text:style-name="P53">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685460057" text:continue-list="list145432522" text:style-name="WW8Num13">
          <text:list-item text:start-value="1">
            <text:p text:style-name="P47">com.arjuna.ats.internal.arjuna.recovery.AtomicActionRecoveryModule</text:p>
            <text:p text:style-name="P46">Recovers AtomicAction transactions. </text:p>
          </text:list-item>
          <text:list-item text:start-value="1">
            <text:p text:style-name="P46"><text:span text:style-name="T9">com.arjuna.ats.internal.txoj.recovery.TORecoveryModule</text:span> </text:p>
            <text:p text:style-name="P46">Recovers Transactional Objects for Java.</text:p>
          </text:list-item>
          <text:list-item text:start-value="1">
            <text:p text:style-name="P46"><text:span text:style-name="T9">com.arjuna.ats.internal.jts.recovery.transactions.TransactionRecoveryModule</text:span> </text:p>
            <text:p text:style-name="P46">Recovers JTS Transactions. This is a generic class from which TopLevel and Server transaction recovery modules inherit, respectively </text:p>
          </text:list-item>
          <text:list-item text:start-value="1">
            <text:p text:style-name="P30">com.arjuna.ats.internal.jts.recovery.transactions.TopLevelTransactionRecoveryModule</text:p>
          </text:list-item>
          <text:list-item>
            <text:p text:style-name="P40"><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1181856791" text:continue-list="list295551285" text:style-name="L1">
          <text:list-item>
            <text:list>
              <text:list-item>
                <text:p text:style-name="P5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912756485" text:continue-list="list404091463" text:style-name="WW8Num24">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10"><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547081075"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3">com.arjuna.ats.jta.xaRecoveryNode</text:span>; multiple values may be provided. A value of ‘*’ will force JBossTS to recover (and possibly rollback) all transactions irrespective of their node identifier and should be used with caution. The contents of <text:span text:style-name="T13">com.arjuna.ats.jta.xaRecoveryNode </text:span>should be alphanumeric and match the values of <text:span text:style-name="T13">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8"><draw:image xlink:href="Pictures/10000000000002D90000014810E77648.jpg" xlink:type="simple" xlink:show="embed" xlink:actuate="onLoad"/></draw:frame><text:soft-page-break/></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7" draw:style-name="gr2"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1">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XADataSource. This class could be used as a template to build your own implementation class. </text:p>
        <text:list xml:id="list955167136" text:continue-list="list1181856791" text:style-name="L1">
          <text:list-item>
            <text:list>
              <text:list-item>
                <text:p text:style-name="P51"><text:soft-page-break/>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429843574" text:continue-list="list1851926023" text:style-name="WW8Num25">
          <text:list-item text:start-value="1">
            <text:p text:style-name="P55">Rely on the relevant ExpiryScanner to eventually move the log elsewhere. Manual intervention will then be needed to ensure the log can be safely deleted. If a log entry is moved, suitable warning messages will be output.</text:p>
          </text:list-item>
          <text:list-item>
            <text:p text:style-name="P55">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234047849" text:continue-list="list955167136" text:style-name="L1">
          <text:list-item>
            <text:list>
              <text:list-item>
                <text:p text:style-name="P5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44248669" text:continue-numbering="true" text:style-name="L1">
          <text:list-item>
            <text:list>
              <text:list-item>
                <text:p text:style-name="P5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1284416745" text:style-name="WW8Num30">
          <text:list-item>
            <text:p text:style-name="P48">to decide to commit or abort the transaction,</text:p>
          </text:list-item>
          <text:list-item>
            <text:p text:style-name="P41"><text:soft-page-break/>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790575357" text:style-name="WW8Num19">
          <text:list-item>
            <text:p text:style-name="P31">During the prepare phase, it writes a simple message - “I’m prepared”- on the disk such The message is written in a well known file</text:p>
          </text:list-item>
          <text:list-item>
            <text:p text:style-name="P34">During the commit phase, it writes another message - “I’m committed”- in the same file used during prepare</text:p>
          </text:list-item>
          <text:list-item>
            <text:p text:style-name="P34">If it receives an abort message, it removes from the disk the file used for prepare if any.</text:p>
          </text:list-item>
          <text:list-item>
            <text:p text:style-name="P4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1987078569" text:continue-list="list547081075" text:style-name="WW8Num24">
          <text:list-item>
            <text:p text:style-name="arj-caution">that the location of the file given in variable filename can be changed</text:p>
          </text:list-item>
        </text:list>
        <text:p text:style-name="arj-code"><text:soft-page-break/>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4">}</text:span></text:p>
        <text:p text:style-name="arj-code"><text:tab/> catch (java.io.IOException ex) {...}</text:p>
        <text:p text:style-name="arj-code"><text:span text:style-name="T14"><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
        <text:p text:style-name="arj-paragraph"><text:soft-page-break/>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xml:id="list724769829" text:continue-numbering="true" text:style-name="WW8Num24">
          <text:list-item>
            <text:p text:style-name="arj-caution">The source of the code can be retrieved under the trailmap directory of the JBossTS installation. </text:p>
          </text:list-item>
        </text:list>
        <text:list xml:id="list1869749000" text:continue-list="list44248669" text:style-name="L1">
          <text:list-item>
            <text:list>
              <text:list-item>
                <text:p text:style-name="P5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9">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4"><draw:image xlink:href="Pictures/10000000000002D00000021CB07E4ACA.png" xlink:type="simple" xlink:show="embed" xlink:actuate="onLoad"/></draw:frame></text:p>
        <text:p text:style-name="arj-paragraph">A <text:span text:style-name="T9">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tab/>com.arjuna.ats.arjuna.recovery.transactionStatusManagerExpiryTime<text:tab/>(default 12 hours)</text:p>
        <text:p text:style-name="arj-paragraph"><text:soft-page-break/>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text:soft-page-break/>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m.arjuna.ats.arjuna.coordinator.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com.arjuna.ats.arjuna.recovery.recoveryListener can likewise be used to disable the TCP/IP socket listener used by the recovery manager. Care must be taken not to inadvertently start multiple recovery managers for the same ObjectStore, as this error, which may lead to significant crash recovery problems, cannot be automatically detected and prevented without the benefit of the socket listener.</text:p>
        <text:list xml:id="list2083580537" text:continue-numbering="true" text:style-name="L1">
          <text:list-item>
            <text:p text:style-name="P58"/>
          </text:list-item>
        </text:list>
        <text:h text:style-name="P60"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0">RecoveryCoordinator</text:span> is returned as a result of successfully calling <text:span text:style-name="T10">register_resource</text:span> on the transaction <text:span text:style-name="T10">Coordinator</text:span>. This object, which is implicitly associated with a single <text:span text:style-name="T10">Resource</text:span>, can be used to drive the <text:span text:style-name="T10">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9"><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5">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5">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379378046" text:continue-numbering="true" text:style-name="L1">
          <text:list-item>
            <text:list>
              <text:list-item>
                <text:list>
                  <text:list-item>
                    <text:h text:style-name="P54"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3" draw:style-name="gr2"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7">A servant provides the implementation for one or more CORBA object references. To retreive a servant, each POA maintains an </text:span><text:span text:style-name="T18">Active Object Map</text:span><text:span text:style-name="T17"> that maps all objects that have been activated in the POA to a servant. For each incoming request, the POA looks up the object reference in the Active Object Map and tries to find the responsible servant. If none is found, the request is either </text:span><text:span text:style-name="T17">delegated to a default servant, or a servant manager is invoked to activate or locate an </text:span><text:soft-page-break/><text:span text:style-name="T17">appropriate servant. </text:span><text:span text:style-name="T16">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683647665" text:style-name="WW8Num11">
          <text:list-item>
            <text:p text:style-name="P32"><text:span text:style-name="T5">Thread policy</text:span> – Specifies the threading model to be used by the POA. Possible values are:</text:p>
            <text:list>
              <text:list-item>
                <text:p text:style-name="P35">ORB_CTRL_MODEL – (default) The POA is responsible for assigning requests to threads.</text:p>
              </text:list-item>
              <text:list-item>
                <text:p text:style-name="P35">SINGLE_THREAD_MODEL – the POA processes requests sequentially </text:p>
              </text:list-item>
            </text:list>
          </text:list-item>
          <text:list-item>
            <text:p text:style-name="P35"><text:span text:style-name="T7">Lifespan policy</text:span> <text:span text:style-name="T4">- specifies the lifespan of the objects implemented in the POA. The lifespan policy can have the following values: </text:span></text:p>
            <text:list>
              <text:list-item>
                <text:p text:style-name="P36">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6">PERSISTENT Objects implemented in the POA can outlive the process in which they are first created.</text:p>
              </text:list-item>
            </text:list>
          </text:list-item>
          <text:list-item>
            <text:p text:style-name="P35"><text:span text:style-name="T5">Object ID Uniqueness policy</text:span> - allows a single servant to be shared by many abstract objects. The Object ID Uniqueness policy can have the following values: </text:p>
            <text:list>
              <text:list-item>
                <text:p text:style-name="P35">UNIQUE_ID (Default) Activated servants support only one Object ID. </text:p>
              </text:list-item>
              <text:list-item>
                <text:p text:style-name="P35">MULTIPLE_ID Activated servants can have one or more Object IDs. The Object ID must be determined within the method being invoked at run time.</text:p>
              </text:list-item>
            </text:list>
          </text:list-item>
          <text:list-item>
            <text:p text:style-name="P35"><text:span text:style-name="T5">ID Assignment policy</text:span> - specifies whether object IDs are generated by server applications or by the POA. The ID Assignment policy can have the following values:</text:p>
            <text:list>
              <text:list-item>
                <text:p text:style-name="P35">USER_ID is for persistent objects, and </text:p>
              </text:list-item>
              <text:list-item>
                <text:p text:style-name="P43">SYSTEM_ID is for transient objects</text:p>
              </text:list-item>
            </text:list>
          </text:list-item>
        </text:list>
        <text:list xml:id="list1406887837" text:style-name="WW8Num27">
          <text:list-item>
            <text:p text:style-name="P37"><text:span text:style-name="T5">Servant Retention policy</text:span> - specifies whether the POA retains active servants in the Active Object Map. The Servant Retention policy can have the following values: </text:p>
            <text:list>
              <text:list-item>
                <text:p text:style-name="P37">RETAIN (Default) The POA tracks object activations in the Active Object Map. RETAIN is usually used with ServantActivators or explicit activation methods on POA.</text:p>
              </text:list-item>
              <text:list-item>
                <text:p text:style-name="P37">NON_RETAIN The POA does not retain active servants in the Active Object Map. NON_RETAIN is typically used with ServantLocators.<text:line-break/></text:p>
              </text:list-item>
            </text:list>
          </text:list-item>
          <text:list-item>
            <text:p text:style-name="P37"><text:span text:style-name="T6">Request Processing policy</text:span><text:span text:style-name="T16"> -</text:span><text:span text:style-name="T19"> specifies how requests are processed by the POA.</text:span></text:p>
            <text:list>
              <text:list-item>
                <text:p text:style-name="P38">USE_ACTIVE_OBJECT_MAP (Default) If the Object ID is not listed in the Active Object Map, an OBJECT_NOT _EXIST exception is returned. The POA must also use the RETAIN policy with this value.</text:p>
              </text:list-item>
              <text:list-item>
                <text:p text:style-name="P38"><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38">USE_SERVANT_MANAGER If the Object ID is not listed in the Active Object Map or the NON_RETAIN policy is set, the servant manager is used to obtain a servant.</text:p>
              </text:list-item>
            </text:list>
          </text:list-item>
          <text:list-item>
            <text:p text:style-name="P37"><text:span text:style-name="T5">Implicit Activation policy</text:span> - specifies whether the POA supports implicit activation of servants. The Implicit Activation policy can have the following values:</text:p>
            <text:list>
              <text:list-item>
                <text:p text:style-name="P37">IMPLICIT_ACTIVATION The POA supports implicit activation of servants. Servants can be activated by converting them to an object reference with <text:span text:style-name="T20">org.omg.PortableServer.POA.servant_to_reference() </text:span>or by invoking <text:span text:style-name="T20">_this()</text:span>on the servant. The POA must also use the SYSTEM_ID and RETAIN policies with this value.</text:p>
              </text:list-item>
              <text:list-item>
                <text:p text:style-name="P44">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782444211" text:continue-list="list379378046" text:style-name="L1">
          <text:list-item>
            <text:list>
              <text:list-item>
                <text:p text:style-name="P5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5" draw:style-name="gr2"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6" draw:style-name="gr2"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How JBossTS manages the OTS Recovery Protocol</text:chapter></text:p>
      </style:header>
      <style:header-left>
        <text:p text:style-name="MP2"><text:bookmark-ref text:reference-format="text" text:ref-name="prodname">JBoss Transactions 4.4.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9</text:page-number></text:p>
      </style:footer>
      <style:footer-left>
        <text:p text:style-name="MP4"><text:page-number text:select-page="current">29</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8-12-11T11:19:48">12/11/08</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8-12-11T11:19:48">12/11/08</text:date><text:tab/><text:span text:style-name="Page_20_Number"><text:page-number text:select-page="current">29</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8-12-11T11:19:48">12/11/08</text:date><text:span text:style-name="Page_20_Number"><text:tab/></text:span><text:span text:style-name="Page_20_Number"><text:page-number text:select-page="current">29</text:page-number></text:span></text:p>
      </style:footer>
      <style:footer-left>
        <text:p text:style-name="MP6"><text:span text:style-name="Page_20_Number"><text:page-number text:select-page="current">29</text:page-number></text:span><text:span text:style-name="Page_20_Number"><text:tab/>TX-FRG-</text:span><text:span text:style-name="Page_20_Number"><text:date style:data-style-name="N37" text:date-value="2008-12-11T11:19:48">12/11/08</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2-29T09:50:00</meta:creation-date>
    <dc:creator>Jonathan Halliday</dc:creator>
    <dc:date>2008-12-11T11:19:48</dc:date>
    <meta:printed-by>Michael Musgrove</meta:printed-by>
    <meta:print-date>2008-06-16T18:44:55</meta:print-date>
    <meta:editing-cycles>102</meta:editing-cycles>
    <meta:editing-duration>PT146H47M14S</meta:editing-duration>
    <meta:document-statistic meta:table-count="1" meta:image-count="4" meta:object-count="2" meta:page-count="29" meta:paragraph-count="504" meta:word-count="7172" meta:character-count="49838"/>
    <meta:user-defined meta:name="Info 1"/>
    <meta:user-defined meta:name="Info 2"/>
    <meta:user-defined meta:name="Info 3"/>
    <meta:user-defined meta:name="Info 4"/>
    <meta:user-defined meta:name="_AdHocReviewCycleID">-1858870693</meta:user-defined>
    <meta:user-defined meta:name="_AuthorEmail">thomas.rischbeck@arjuna.com</meta:user-defined>
    <meta:user-defined meta:name="_AuthorEmailDisplayName">Thomas Rischbeck</meta:user-defined>
    <meta:user-defined meta:name="_EmailSubject">Programmers Guide.doc</meta:user-defined>
    <meta:user-defined meta:name="_PreviousAdHocReviewCycleID">-1086973889</meta:user-defined>
    <meta:user-defined meta:name="_ReviewingToolsShownOnce"/>
  </office:meta>
</office:document-meta>
</file>